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adornments="Regular" style:font-pitch="fixed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IPAゴシック" svg:font-family="IPAゴシック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7.69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05mm"/>
    </style:style>
    <style:style style:name="co5" style:family="table-column">
      <style:table-column-properties fo:break-before="auto" style:column-width="76.59mm"/>
    </style:style>
    <style:style style:name="co6" style:family="table-column">
      <style:table-column-properties fo:break-before="auto" style:column-width="66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Heading">
      <style:table-cell-properties style:vertical-align="middle"/>
    </style:style>
    <style:style style:name="ce2" style:family="table-cell" style:parent-style-name="Section">
      <style:table-cell-properties style:vertical-align="middl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3">
      <style:table-cell-properties style:vertical-align="middle"/>
      <style:map style:condition="is-true-formula(ABS([サンプル.D3])&lt;=ABS([サンプル.C3]))" style:apply-style-name="Safe" style:base-cell-address="サンプル.D3"/>
      <style:map style:condition="is-true-formula(ABS([サンプル.D3]) &gt; ABS([サンプル.C3]))" style:apply-style-name="Exceeded" style:base-cell-address="サンプル.D3"/>
    </style:style>
    <style:style style:name="ce5" style:family="table-cell" style:parent-style-name="Heading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Section">
      <style:table-cell-properties style:vertical-align="middle"/>
      <style:paragraph-properties fo:margin-left="0mm"/>
    </style:style>
    <style:style style:name="ce8" style:family="table-cell" style:parent-style-name="Section">
      <style:table-cell-properties style:text-align-source="fix" style:repeat-content="false"/>
      <style:paragraph-properties fo:text-align="justify" fo:margin-left="0mm"/>
    </style:style>
    <style:style style:name="ce9" style:family="table-cell" style:parent-style-name="Default" style:data-style-name="N61"/>
    <style:style style:name="ce10" style:family="table-cell" style:parent-style-name="Section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 style:data-style-name="N11">
      <style:table-cell-properties style:vertical-align="middle"/>
    </style:style>
    <style:style style:name="ce12" style:family="table-cell" style:parent-style-name="Default" style:data-style-name="N61">
      <style:table-cell-properties style:vertical-align="middle"/>
    </style:style>
    <style:style style:name="ce13" style:family="table-cell" style:parent-style-name="Default" style:data-style-name="N61">
      <style:table-cell-properties style:vertical-align="middle"/>
      <style:map style:condition="is-true-formula(ABS([Vref.D5])&lt;=ABS([Vref.C5]))" style:apply-style-name="Safe" style:base-cell-address="Vref.D5"/>
      <style:map style:condition="is-true-formula(ABS([Vref.D5]) &gt; ABS([Vref.C5]))" style:apply-style-name="Exceeded" style:base-cell-address="Vref.D5"/>
    </style:style>
    <style:style style:name="ce14" style:family="table-cell" style:parent-style-name="Default" style:data-style-name="N61">
      <style:table-cell-properties style:vertical-align="middle"/>
      <style:map style:condition="is-true-formula(ABS([Vref.D11])&lt;=ABS([Vref.C11]))" style:apply-style-name="Safe" style:base-cell-address="Vref.D11"/>
      <style:map style:condition="is-true-formula(ABS([Vref.D11]) &gt; ABS([Vref.C11]))" style:apply-style-name="Exceeded" style:base-cell-address="Vref.D11"/>
    </style:style>
    <style:style style:name="ce15" style:family="table-cell" style:parent-style-name="Default" style:data-style-name="N61">
      <style:table-cell-properties style:vertical-align="middle"/>
      <style:map style:condition="is-true-formula(ABS([Vref.D15])&lt;=ABS([Vref.C15]))" style:apply-style-name="Safe" style:base-cell-address="Vref.D15"/>
      <style:map style:condition="is-true-formula(ABS([Vref.D15]) &gt; ABS([Vref.C15]))" style:apply-style-name="Exceeded" style:base-cell-address="Vref.D15"/>
    </style:style>
    <style:style style:name="ce16" style:family="table-cell" style:parent-style-name="Default" style:data-style-name="N11">
      <style:table-cell-properties style:vertical-align="middle"/>
      <style:map style:condition="is-true-formula(ABS([Vref.D16])&lt;=ABS([Vref.C16]))" style:apply-style-name="Safe" style:base-cell-address="Vref.D16"/>
      <style:map style:condition="is-true-formula(ABS([Vref.D16]) &gt; ABS([Vref.C16]))" style:apply-style-name="Exceeded" style:base-cell-address="Vref.D16"/>
    </style:style>
    <style:style style:name="ce17" style:family="table-cell" style:parent-style-name="Default" style:data-style-name="N4">
      <style:table-cell-properties style:vertical-align="middle"/>
    </style:style>
    <style:style style:name="ce18" style:family="table-cell" style:parent-style-name="Default" style:data-style-name="N2">
      <style:table-cell-properties style:vertical-align="middle"/>
      <style:map style:condition="is-true-formula(ABS([Vref.D22])&lt;=ABS([Vref.C22]))" style:apply-style-name="Safe" style:base-cell-address="Vref.D22"/>
      <style:map style:condition="is-true-formula(ABS([Vref.D22]) &gt; ABS([Vref.C22]))" style:apply-style-name="Exceeded" style:base-cell-address="Vref.D22"/>
    </style:style>
    <style:style style:name="ce19" style:family="table-cell" style:parent-style-name="Default" style:data-style-name="N2">
      <style:table-cell-properties style:vertical-align="middle"/>
      <style:map style:condition="is-true-formula(ABS([Vref.D25])&lt;=ABS([Vref.C25]))" style:apply-style-name="Safe" style:base-cell-address="Vref.D25"/>
      <style:map style:condition="is-true-formula(ABS([Vref.D25]) &gt; ABS([Vref.C25]))" style:apply-style-name="Exceeded" style:base-cell-address="Vref.D25"/>
    </style:style>
    <style:style style:name="ce20" style:family="table-cell" style:parent-style-name="Section">
      <style:table-cell-properties fo:wrap-option="wrap"/>
    </style:style>
  </office:automatic-styles>
  <office:body>
    <office:spreadsheet>
      <table:table table:name="サンプル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6"/>
        <table:table-row table:style-name="ro1">
          <table:table-cell table:style-name="ce1" office:value-type="string" calcext:value-type="string">
            <text:p>名前</text:p>
          </table:table-cell>
          <table:table-cell table:style-name="ce1" office:value-type="string" calcext:value-type="string">
            <text:p>TeX</text:p>
          </table:table-cell>
          <table:table-cell table:style-name="ce1" office:value-type="string" calcext:value-type="string">
            <text:p>定格</text:p>
          </table:table-cell>
          <table:table-cell table:style-name="ce1" office:value-type="string" calcext:value-type="string">
            <text:p>値</text:p>
          </table:table-cell>
          <table:table-cell table:style-name="ce1" office:value-type="string" calcext:value-type="string">
            <text:p>単位</text:p>
          </table:table-cell>
          <table:table-cell table:style-name="ce5" office:value-type="string" calcext:value-type="string">
            <text:p>説明</text:p>
          </table:table-cell>
        </table:table-row>
        <table:table-row table:style-name="ro1">
          <table:table-cell table:style-name="ce2" office:value-type="string" calcext:value-type="string" table:number-columns-spanned="6" table:number-rows-spanned="1">
            <text:p>$Q_1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Ids1(max)</text:p>
          </table:table-cell>
          <table:table-cell office:value-type="string" calcext:value-type="string">
            <text:p>I_{DS1 \mathrm{(max)}}</text:p>
          </table:table-cell>
          <table:table-cell office:value-type="float" office:value="-3.2" calcext:value-type="float">
            <text:p>-3.2</text:p>
          </table:table-cell>
          <table:table-cell table:style-name="ce4" office:value-type="float" office:value="-2" calcext:value-type="float">
            <text:p>-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-S 間の最大電流</text:p>
          </table:table-cell>
        </table:table-row>
        <table:table-row table:style-name="ro1">
          <table:table-cell office:value-type="string" calcext:value-type="string">
            <text:p>Ids1(pulse,avg)</text:p>
          </table:table-cell>
          <table:table-cell office:value-type="string" calcext:value-type="string">
            <text:p>I_{DS1 \mathrm{(avg,pulse)}}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-S 間のパルス平均電流</text:p>
          </table:table-cell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サンプル.D3:サンプル.D3">
            <calcext:condition calcext:apply-style-name="Safe" calcext:value="formula-is(ABS([サンプル.D3])&lt;=ABS([サンプル.C3]))" calcext:base-cell-address="サンプル.D3"/>
            <calcext:condition calcext:apply-style-name="Exceeded" calcext:value="formula-is(ABS([サンプル.D3]) &gt; ABS([サンプル.C3]))" calcext:base-cell-address="サンプル.D3"/>
          </calcext:conditional-format>
        </calcext:conditional-formats>
      </table:table>
      <table:table table:name="定格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名前</text:p>
          </table:table-cell>
          <table:table-cell table:style-name="ce1" office:value-type="string" calcext:value-type="string">
            <text:p>TeX</text:p>
          </table:table-cell>
          <table:table-cell table:style-name="ce1" office:value-type="string" calcext:value-type="string">
            <text:p>定格</text:p>
          </table:table-cell>
          <table:table-cell table:style-name="ce1" office:value-type="string" calcext:value-type="string">
            <text:p>値</text:p>
          </table:table-cell>
          <table:table-cell table:style-name="ce1" office:value-type="string" calcext:value-type="string">
            <text:p>単位</text:p>
          </table:table-cell>
          <table:table-cell table:style-name="ce5" office:value-type="string" calcext:value-type="string">
            <text:p>説明</text:p>
          </table:table-cell>
          <table:table-cell table:style-name="Heading" office:value-type="string" calcext:value-type="string">
            <text:p>制御</text:p>
          </table:table-cell>
        </table:table-row>
        <table:table-row table:style-name="ro1">
          <table:table-cell table:style-name="ce7" office:value-type="string" calcext:value-type="string" table:number-columns-spanned="7" table:number-rows-spanned="1">
            <text:p>共通</text:p>
          </table:table-cell>
          <table:covered-table-cell table:number-columns-repeated="5" table:style-name="ce8"/>
          <table:covered-table-cell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V_\mathrm{IN}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入力電圧の典型値</text:p>
          </table:table-cell>
          <table:table-cell/>
        </table:table-row>
        <table:table-row table:style-name="ro1">
          <table:table-cell office:value-type="string" calcext:value-type="string">
            <text:p>Vin(min)</text:p>
          </table:table-cell>
          <table:table-cell office:value-type="string" calcext:value-type="string">
            <text:p>V_\mathrm{IN(min)}</text:p>
          </table:table-cell>
          <table:table-cell/>
          <table:table-cell office:value-type="float" office:value="17.3" calcext:value-type="float">
            <text:p>17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入力電圧の最小値</text:p>
          </table:table-cell>
          <table:table-cell/>
        </table:table-row>
        <table:table-row table:style-name="ro1">
          <table:table-cell office:value-type="string" calcext:value-type="string">
            <text:p>Vin(max)</text:p>
          </table:table-cell>
          <table:table-cell office:value-type="string" calcext:value-type="string">
            <text:p>V_\mathrm{IN(max)}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入力電圧の最大値</text:p>
          </table:table-cell>
          <table:table-cell/>
        </table:table-row>
        <table:table-row table:style-name="ro1">
          <table:table-cell office:value-type="string" calcext:value-type="string">
            <text:p>Vref</text:p>
          </table:table-cell>
          <table:table-cell office:value-type="string" calcext:value-type="string">
            <text:p>V_\mathrm{REF}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出力電圧</text:p>
          </table:table-cell>
          <table:table-cell/>
        </table:table-row>
        <table:table-row table:style-name="ro1">
          <table:table-cell office:value-type="string" calcext:value-type="string">
            <text:p>Iref</text:p>
          </table:table-cell>
          <table:table-cell office:value-type="string" calcext:value-type="string">
            <text:p>I_\mathrm{REF}</text:p>
          </table:table-cell>
          <table:table-cell/>
          <table:table-cell table:style-name="ce9" office:value-type="float" office:value="0.00000025" calcext:value-type="float">
            <text:p>2.50E-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最大出力電流</text:p>
          </table:table-cell>
          <table:table-cell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_A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周囲温度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7" table:number-rows-spanned="1">
            <text:p>$R_1$</text:p>
          </table:table-cell>
          <table:covered-table-cell table:number-columns-repeated="4" table:style-name="ce3"/>
          <table:covered-table-cell table:style-name="ce6"/>
          <table:covered-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1</text:p>
          </table:table-cell>
          <table:table-cell/>
          <table:table-cell table:style-name="ce9" office:value-type="float" office:value="2200" calcext:value-type="float">
            <text:p>2.20E+03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R_1$ の抵抗値</text:p>
          </table:table-cell>
          <table:table-cell/>
        </table:table-row>
        <table:table-row table:style-name="ro1">
          <table:table-cell office:value-type="string" calcext:value-type="string">
            <text:p>R[P_R1]</text:p>
          </table:table-cell>
          <table:table-cell office:value-type="string" calcext:value-type="string">
            <text:p>\mathbb{R}[P_{R1}]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1$ の定格電力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7" table:number-rows-spanned="1">
            <text:p>$R_V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R[P_Rv]</text:p>
          </table:table-cell>
          <table:table-cell office:value-type="string" calcext:value-type="string">
            <text:p>\mathbb{R}[P_{R_V}}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V$ の定格電力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7" table:number-rows-spanned="1">
            <text:p>$R_2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_2</text:p>
          </table:table-cell>
          <table:table-cell/>
          <table:table-cell table:style-name="ce9" office:value-type="float" office:value="1000" calcext:value-type="float">
            <text:p>1.00E+03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R_2$ の抵抗値</text:p>
          </table:table-cell>
          <table:table-cell/>
        </table:table-row>
        <table:table-row table:style-name="ro1">
          <table:table-cell office:value-type="string" calcext:value-type="string">
            <text:p>R[P_R2]</text:p>
          </table:table-cell>
          <table:table-cell office:value-type="string" calcext:value-type="string">
            <text:p>\mathbb{R}[P_{R2}}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2$ の定格電力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7" table:number-rows-spanned="1">
            <text:p>$C_1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_1</text:p>
          </table:table-cell>
          <table:table-cell/>
          <table:table-cell table:style-name="ce9" office:value-type="float" office:value="0.000033" calcext:value-type="float">
            <text:p>3.30E-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$C_1$ のキャパシタンス</text:p>
          </table:table-cell>
          <table:table-cell/>
        </table:table-row>
        <table:table-row table:style-name="ro1">
          <table:table-cell office:value-type="string" calcext:value-type="string">
            <text:p>R[V_C1]</text:p>
          </table:table-cell>
          <table:table-cell office:value-type="string" calcext:value-type="string">
            <text:p>\mathbb{R}[V_{C1}}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C_1$ の定格電圧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7" table:number-rows-spanned="1">
            <text:p>$Z_1$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V_Z1</text:p>
          </table:table-cell>
          <table:table-cell office:value-type="string" calcext:value-type="string">
            <text:p>V_{Z1}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Z_1$ のツェナー電圧</text:p>
          </table:table-cell>
          <table:table-cell/>
        </table:table-row>
        <table:table-row table:style-name="ro1">
          <table:table-cell office:value-type="string" calcext:value-type="string">
            <text:p>R[R_Z1]</text:p>
          </table:table-cell>
          <table:table-cell office:value-type="string" calcext:value-type="string">
            <text:p>\mathbb{R}[R_{Z1}}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Z_1$ の定格電力</text:p>
          </table:table-cell>
          <table:table-cell/>
        </table:table-row>
        <table:table-row table:style-name="ro1">
          <table:table-cell office:value-type="string" calcext:value-type="string">
            <text:p>RΘJA(Z1)</text:p>
          </table:table-cell>
          <table:table-cell office:value-type="string" calcext:value-type="string">
            <text:p>R_{\theta JA \mathrm{(Z1)}}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℃/W</text:p>
          </table:table-cell>
          <table:table-cell office:value-type="string" calcext:value-type="string">
            <text:p>$Z_1$ の熱抵抗値</text:p>
          </table:table-cell>
          <table:table-cell/>
        </table:table-row>
        <table:table-row table:style-name="ro1">
          <table:table-cell office:value-type="string" calcext:value-type="string">
            <text:p>Tj(Z1)</text:p>
          </table:table-cell>
          <table:table-cell office:value-type="string" calcext:value-type="string">
            <text:p>\mathbb{R}[T_{J \mathrm{(Z1)}}}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℃/W</text:p>
          </table:table-cell>
          <table:table-cell office:value-type="string" calcext:value-type="string">
            <text:p>$Z_1$ の PN 接合の最高温度</text:p>
          </table:table-cell>
          <table:table-cell/>
        </table:table-row>
      </table:table>
      <table:table table:name="Vref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6"/>
        <table:table-row table:style-name="ro1">
          <table:table-cell table:style-name="ce1" office:value-type="string" calcext:value-type="string">
            <text:p>名前</text:p>
          </table:table-cell>
          <table:table-cell table:style-name="ce1" office:value-type="string" calcext:value-type="string">
            <text:p>TeX</text:p>
          </table:table-cell>
          <table:table-cell table:style-name="ce1" office:value-type="string" calcext:value-type="string">
            <text:p>定格</text:p>
          </table:table-cell>
          <table:table-cell table:style-name="ce1" office:value-type="string" calcext:value-type="string">
            <text:p>値</text:p>
          </table:table-cell>
          <table:table-cell table:style-name="ce1" office:value-type="string" calcext:value-type="string">
            <text:p>単位</text:p>
          </table:table-cell>
          <table:table-cell table:style-name="ce5" office:value-type="string" calcext:value-type="string">
            <text:p>説明</text:p>
          </table:table-cell>
        </table:table-row>
        <table:table-row table:style-name="ro1">
          <table:table-cell table:style-name="ce2" office:value-type="string" calcext:value-type="string" table:number-columns-spanned="6" table:number-rows-spanned="1">
            <text:p>$R_1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V_R1</text:p>
          </table:table-cell>
          <table:table-cell office:value-type="string" calcext:value-type="string">
            <text:p>V_{R_1}</text:p>
          </table:table-cell>
          <table:table-cell/>
          <table:table-cell table:formula="of:=[定格.D3]-[定格.D26]" office:value-type="float" office:value="12.9" calcext:value-type="float">
            <text:p>12.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R_1$ の端子間電圧</text:p>
          </table:table-cell>
        </table:table-row>
        <table:table-row table:style-name="ro1">
          <table:table-cell office:value-type="string" calcext:value-type="string">
            <text:p>I_R1</text:p>
          </table:table-cell>
          <table:table-cell office:value-type="string" calcext:value-type="string">
            <text:p>I_{R_1}</text:p>
          </table:table-cell>
          <table:table-cell/>
          <table:table-cell table:style-name="ce12" table:formula="of:=[.D3]/[定格.D11]" office:value-type="float" office:value="0.00586363636363636" calcext:value-type="float">
            <text:p>5.86E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R_1$ の電流量</text:p>
          </table:table-cell>
        </table:table-row>
        <table:table-row table:style-name="ro1">
          <table:table-cell office:value-type="string" calcext:value-type="string">
            <text:p>P_R1</text:p>
          </table:table-cell>
          <table:table-cell office:value-type="string" calcext:value-type="string">
            <text:p>P_{R_1}</text:p>
          </table:table-cell>
          <table:table-cell table:formula="of:=[定格.D12]" office:value-type="float" office:value="0.25" calcext:value-type="float">
            <text:p>0.25</text:p>
          </table:table-cell>
          <table:table-cell table:style-name="ce13" table:formula="of:=[.D3]*[.D4]" office:value-type="float" office:value="0.0756409090909091" calcext:value-type="float">
            <text:p>7.56E-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1$ の消費電力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$R_V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v</text:p>
          </table:table-cell>
          <table:table-cell office:value-type="string" calcext:value-type="string">
            <text:p>R_V</text:p>
          </table:table-cell>
          <table:table-cell/>
          <table:table-cell table:style-name="ce12" table:formula="of:=[定格.D18]*([定格.D26]-[定格.D6])/[定格.D6]" office:value-type="float" office:value="41500" calcext:value-type="float">
            <text:p>4.15E+04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$R_V$ の抵抗値</text:p>
          </table:table-cell>
        </table:table-row>
        <table:table-row table:style-name="ro1">
          <table:table-cell office:value-type="string" calcext:value-type="string">
            <text:p>V_Rv</text:p>
          </table:table-cell>
          <table:table-cell office:value-type="string" calcext:value-type="string">
            <text:p>V_{R_V}</text:p>
          </table:table-cell>
          <table:table-cell/>
          <table:table-cell table:formula="of:=[定格.D26]-[定格.D6]" office:value-type="float" office:value="4.98" calcext:value-type="float">
            <text:p>4.9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R_V$ の端子間電圧</text:p>
          </table:table-cell>
        </table:table-row>
        <table:table-row table:style-name="ro1">
          <table:table-cell office:value-type="string" calcext:value-type="string">
            <text:p>I_Rv</text:p>
          </table:table-cell>
          <table:table-cell office:value-type="string" calcext:value-type="string">
            <text:p>I_{R_V}</text:p>
          </table:table-cell>
          <table:table-cell/>
          <table:table-cell table:style-name="ce12" table:formula="of:=[.D9]/[.D8]" office:value-type="float" office:value="0.00012" calcext:value-type="float">
            <text:p>1.20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R_V$ の電流量</text:p>
          </table:table-cell>
        </table:table-row>
        <table:table-row table:style-name="ro1">
          <table:table-cell office:value-type="string" calcext:value-type="string">
            <text:p>P_Rv</text:p>
          </table:table-cell>
          <table:table-cell office:value-type="string" calcext:value-type="string">
            <text:p>P_{R_V}</text:p>
          </table:table-cell>
          <table:table-cell table:formula="of:=[定格.D15]" office:value-type="float" office:value="0.125" calcext:value-type="float">
            <text:p>0.125</text:p>
          </table:table-cell>
          <table:table-cell table:style-name="ce14" table:formula="of:=[.D9]*[.D10]" office:value-type="float" office:value="0.0005976" calcext:value-type="float">
            <text:p>5.98E-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V$ の消費電力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0" office:value-type="string" calcext:value-type="string" table:number-columns-spanned="6" table:number-rows-spanned="1">
            <text:p>$R_2$</text:p>
          </table:table-cell>
          <table:covered-table-cell table:number-columns-repeated="4" table:style-name="ce2"/>
          <table:covered-table-cell table:style-name="ce20"/>
        </table:table-row>
        <table:table-row table:style-name="ro1">
          <table:table-cell office:value-type="string" calcext:value-type="string">
            <text:p>I_R2</text:p>
          </table:table-cell>
          <table:table-cell office:value-type="string" calcext:value-type="string">
            <text:p>I_{R_2}</text:p>
          </table:table-cell>
          <table:table-cell/>
          <table:table-cell table:style-name="ce9" table:formula="of:=[.D10]+3*[定格.D7]" office:value-type="float" office:value="0.00012075" calcext:value-type="float">
            <text:p>1.21E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R_2$ の電流量</text:p>
          </table:table-cell>
        </table:table-row>
        <table:table-row table:style-name="ro1">
          <table:table-cell office:value-type="string" calcext:value-type="string">
            <text:p>P_R2</text:p>
          </table:table-cell>
          <table:table-cell office:value-type="string" calcext:value-type="string">
            <text:p>P_{R_2}</text:p>
          </table:table-cell>
          <table:table-cell table:formula="of:=[定格.D19]" office:value-type="float" office:value="0.25" calcext:value-type="float">
            <text:p>0.25</text:p>
          </table:table-cell>
          <table:table-cell table:style-name="ce15" table:formula="of:=[.D14]*[.D14]*[定格.D18]" office:value-type="float" office:value="0.0000145805625" calcext:value-type="float">
            <text:p>1.46E-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R_2$ の消費電力</text:p>
          </table:table-cell>
        </table:table-row>
        <table:table-row table:style-name="ro1">
          <table:table-cell office:value-type="string" calcext:value-type="string">
            <text:p>I_rate</text:p>
          </table:table-cell>
          <table:table-cell office:value-type="string" calcext:value-type="string">
            <text:p>I_\mathrm{rate}</text:p>
          </table:table-cell>
          <table:table-cell table:style-name="ce11" office:value-type="percentage" office:value="0.03" calcext:value-type="percentage">
            <text:p>3.00%</text:p>
          </table:table-cell>
          <table:table-cell table:style-name="ce16" table:formula="of:=3*ABS([定格.D7])/[.D10]" office:value-type="percentage" office:value="0.00625" calcext:value-type="percentage">
            <text:p>0.63%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出力電流の割合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$Z_1$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I_Z1</text:p>
          </table:table-cell>
          <table:table-cell office:value-type="string" calcext:value-type="string">
            <text:p>I_{Z_1}</text:p>
          </table:table-cell>
          <table:table-cell/>
          <table:table-cell table:style-name="ce12" table:formula="of:=[.D4]-[.D10]" office:value-type="float" office:value="0.00574363636363636" calcext:value-type="float">
            <text:p>5.74E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Z_1$ の電流量</text:p>
          </table:table-cell>
        </table:table-row>
        <table:table-row table:style-name="ro1">
          <table:table-cell office:value-type="string" calcext:value-type="string">
            <text:p>P_Z1</text:p>
          </table:table-cell>
          <table:table-cell office:value-type="string" calcext:value-type="string">
            <text:p>P_{Z_1}</text:p>
          </table:table-cell>
          <table:table-cell/>
          <table:table-cell table:style-name="ce12" table:formula="of:=[定格.D26]*[.D19]" office:value-type="float" office:value="0.0292925454545454" calcext:value-type="float">
            <text:p>2.93E-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$Z_1$ の消費電力</text:p>
          </table:table-cell>
        </table:table-row>
        <table:table-row table:style-name="ro1">
          <table:table-cell office:value-type="string" calcext:value-type="string">
            <text:p>ΔTj</text:p>
          </table:table-cell>
          <table:table-cell office:value-type="string" calcext:value-type="string">
            <text:p>\Delta T_J</text:p>
          </table:table-cell>
          <table:table-cell/>
          <table:table-cell table:style-name="ce17" table:formula="of:=[.D20]*[定格.D28]" office:value-type="float" office:value="8.78776363636364" calcext:value-type="float">
            <text:p>8.79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$Z_1$ の上昇温度</text:p>
          </table:table-cell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T_J</text:p>
          </table:table-cell>
          <table:table-cell table:formula="of:=[定格.D29]" office:value-type="float" office:value="175" calcext:value-type="float">
            <text:p>175</text:p>
          </table:table-cell>
          <table:table-cell table:style-name="ce18" table:formula="of:=[定格.D8]+[.D21]" office:value-type="float" office:value="48.7877636363636" calcext:value-type="float">
            <text:p>48.79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$Z_1$ の温度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$C_1$</text:p>
          </table:table-cell>
          <table:covered-table-cell table:number-columns-repeated="4" table:style-name="ce2"/>
          <table:covered-table-cell table:style-name="ce20"/>
        </table:table-row>
        <table:table-row table:style-name="ro1">
          <table:table-cell office:value-type="string" calcext:value-type="string">
            <text:p>V_C1</text:p>
          </table:table-cell>
          <table:table-cell office:value-type="string" calcext:value-type="string">
            <text:p>V_{C_1}</text:p>
          </table:table-cell>
          <table:table-cell table:formula="of:=[定格.D23]" office:value-type="float" office:value="25" calcext:value-type="float">
            <text:p>25</text:p>
          </table:table-cell>
          <table:table-cell table:style-name="ce19" table:formula="of:=[定格.D26]" office:value-type="float" office:value="5.1" calcext:value-type="float">
            <text:p>5.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$C_1$ の端子間電圧</text:p>
          </table:table-cell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Vref.D5:Vref.D5">
            <calcext:condition calcext:apply-style-name="Safe" calcext:value="formula-is(ABS([Vref.D5])&lt;=ABS([Vref.C5]))" calcext:base-cell-address="Vref.D5"/>
            <calcext:condition calcext:apply-style-name="Exceeded" calcext:value="formula-is(ABS([Vref.D5]) &gt; ABS([Vref.C5]))" calcext:base-cell-address="Vref.D5"/>
          </calcext:conditional-format>
          <calcext:conditional-format calcext:target-range-address="Vref.D11:Vref.D11">
            <calcext:condition calcext:apply-style-name="Safe" calcext:value="formula-is(ABS([Vref.D11])&lt;=ABS([Vref.C11]))" calcext:base-cell-address="Vref.D11"/>
            <calcext:condition calcext:apply-style-name="Exceeded" calcext:value="formula-is(ABS([Vref.D11]) &gt; ABS([Vref.C11]))" calcext:base-cell-address="Vref.D11"/>
          </calcext:conditional-format>
          <calcext:conditional-format calcext:target-range-address="Vref.D16:Vref.D16">
            <calcext:condition calcext:apply-style-name="Safe" calcext:value="formula-is(ABS([Vref.D16])&lt;=ABS([Vref.C16]))" calcext:base-cell-address="Vref.D16"/>
            <calcext:condition calcext:apply-style-name="Exceeded" calcext:value="formula-is(ABS([Vref.D16]) &gt; ABS([Vref.C16]))" calcext:base-cell-address="Vref.D16"/>
          </calcext:conditional-format>
          <calcext:conditional-format calcext:target-range-address="Vref.D22:Vref.D22">
            <calcext:condition calcext:apply-style-name="Safe" calcext:value="formula-is(ABS([Vref.D22])&lt;=ABS([Vref.C22]))" calcext:base-cell-address="Vref.D22"/>
            <calcext:condition calcext:apply-style-name="Exceeded" calcext:value="formula-is(ABS([Vref.D22]) &gt; ABS([Vref.C22]))" calcext:base-cell-address="Vref.D22"/>
          </calcext:conditional-format>
          <calcext:conditional-format calcext:target-range-address="Vref.D25:Vref.D25">
            <calcext:condition calcext:apply-style-name="Safe" calcext:value="formula-is(ABS([Vref.D25])&lt;=ABS([Vref.C25]))" calcext:base-cell-address="Vref.D25"/>
            <calcext:condition calcext:apply-style-name="Exceeded" calcext:value="formula-is(ABS([Vref.D25]) &gt; ABS([Vref.C25]))" calcext:base-cell-address="Vref.D25"/>
          </calcext:conditional-format>
          <calcext:conditional-format calcext:target-range-address="Vref.D15:Vref.D15">
            <calcext:condition calcext:apply-style-name="Safe" calcext:value="formula-is(ABS([Vref.D15])&lt;=ABS([Vref.C15]))" calcext:base-cell-address="Vref.D15"/>
            <calcext:condition calcext:apply-style-name="Exceeded" calcext:value="formula-is(ABS([Vref.D15]) &gt; ABS([Vref.C15]))" calcext:base-cell-address="Vref.D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adornments="Regular" style:font-pitch="fixed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IPAゴシック" svg:font-family="IPAゴシック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US" style:font-name-asian="DejaVu Sans2" style:language-asian="ja" style:country-asian="JP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1" loext:min-decimal-places="1" number:min-integer-digits="1"/>
      <number:text>V</number:text>
    </number:number-style>
    <number:number-style style:name="N113">
      <number:number number:decimal-places="2" loext:min-decimal-places="2" number:min-integer-digits="1"/>
      <number:text>V</number:text>
    </number:number-style>
    <number:number-style style:name="N114">
      <number:number number:decimal-places="0" loext:min-decimal-places="0" number:min-integer-digits="1"/>
      <number:text>A</number:text>
    </number:number-style>
    <number:number-style style:name="N115">
      <number:number number:decimal-places="0" loext:min-decimal-places="0" number:min-integer-digits="1"/>
      <number:text>Hz</number:text>
    </number:number-style>
    <number:number-style style:name="N116">
      <number:number number:decimal-places="4" loext:min-decimal-places="4" number:min-integer-digits="1"/>
      <number:text>V</number:text>
    </number:number-style>
    <number:number-style style:name="N117">
      <number:scientific-number number:decimal-places="2" loext:min-decimal-places="2" number:min-integer-digits="1" number:min-exponent-digits="2" loext:exponent-interval="1" loext:forced-exponent-sign="true"/>
      <number:text>s</number:text>
    </number:number-style>
    <number:number-style style:name="N118">
      <number:scientific-number number:decimal-places="2" loext:min-decimal-places="2" number:min-integer-digits="1" number:min-exponent-digits="2" loext:exponent-interval="1" loext:forced-exponent-sign="true"/>
      <number:text>F</number:text>
    </number:number-style>
    <number:number-style style:name="N119">
      <number:number number:decimal-places="0" loext:min-decimal-places="0" number:min-integer-digits="1"/>
      <number:text>"A~</number:text>
    </number:number-style>
    <number:number-style style:name="N120">
      <number:number number:decimal-places="2" loext:min-decimal-places="2" number:min-integer-digits="1"/>
      <number:text>Ω</number:text>
    </number:number-style>
    <number:number-style style:name="N121">
      <number:scientific-number number:decimal-places="2" loext:min-decimal-places="2" number:min-integer-digits="1" number:min-exponent-digits="2" loext:exponent-interval="1" loext:forced-exponent-sign="true"/>
      <number:text>H</number:text>
    </number:number-style>
    <number:number-style style:name="N122">
      <number:number number:decimal-places="0" loext:min-decimal-places="0" number:min-integer-digits="1"/>
      <number:text>V</number:text>
    </number:number-style>
    <number:number-style style:name="N123">
      <number:number number:decimal-places="1" loext:min-decimal-places="1" number:min-integer-digits="1"/>
      <number:text>A</number:text>
    </number:number-style>
    <number:number-style style:name="N124">
      <number:scientific-number number:decimal-places="2" loext:min-decimal-places="2" number:min-integer-digits="1" number:min-exponent-digits="2" loext:exponent-interval="1" loext:forced-exponent-sign="true"/>
      <number:text>A</number:text>
    </number:number-style>
    <number:number-style style:name="N125">
      <number:scientific-number number:decimal-places="2" loext:min-decimal-places="2" number:min-integer-digits="1" number:min-exponent-digits="2" loext:exponent-interval="1" loext:forced-exponent-sign="true"/>
      <number:text>C</number:text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1" loext:min-decimal-places="1" number:min-integer-digits="1" number:grouping="true"/>
    </number:number-style>
    <style:style style:name="Default" style:family="table-cell">
      <style:table-cell-properties fo:background-color="transparent" fo:border="none" loext:vertical-justify="auto"/>
      <style:paragraph-properties css3t:text-justify="auto"/>
      <style:text-properties style:font-name="Inconsolata" fo:font-family="Inconsolata" style:font-style-name="Regular" style:font-pitch="fixed" fo:font-weight="normal" style:font-name-asian="IPAゴシック" style:font-family-asian="IPAゴシック" style:font-style-name-asian="Regular" style:font-family-generic-asian="swiss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fo:background-color="#e6e6ff" style:text-align-source="fix" style:repeat-content="false" fo:border="0.06pt solid #6666ff"/>
      <style:paragraph-properties fo:text-align="center"/>
      <style:text-properties fo:color="#3333ff" style:font-name="DejaVu Sans1" fo:font-family="'DejaVu Sans'" style:font-style-name="Bold" style:font-family-generic="swiss" style:font-pitch="variable" fo:font-size="10pt" fo:font-style="normal" fo:font-weight="bold" style:font-weight-asian="bold"/>
    </style:style>
    <style:style style:name="Heading1" style:family="table-cell" style:parent-style-name="Heading">
      <style:table-cell-properties style:rotation-angle="90"/>
    </style:style>
    <style:style style:name="Exceeded" style:family="table-cell" style:parent-style-name="Default">
      <style:table-cell-properties fo:background-color="#ffcccc" fo:border="0.06pt solid #990000"/>
      <style:text-properties fo:color="#990000"/>
    </style:style>
    <style:style style:name="Section" style:family="table-cell" style:parent-style-name="Default">
      <style:table-cell-properties fo:background-color="#ffffcc" style:text-align-source="fix" style:repeat-content="false" fo:border="0.06pt solid #996600" loext:vertical-justify="auto"/>
      <style:paragraph-properties fo:text-align="start" css3t:text-justify="auto"/>
      <style:text-properties fo:color="#cc3300" style:font-name="DejaVu Sans1" fo:font-family="'DejaVu Sans'" style:font-style-name="Bold" style:font-family-generic="swiss" style:font-pitch="variable" fo:font-weight="bold" style:font-weight-asian="bold"/>
    </style:style>
    <style:style style:name="Safe" style:family="table-cell" style:parent-style-name="Default">
      <style:table-cell-properties fo:background-color="#ccffcc" fo:border="0.06pt solid #009900" loext:vertical-justify="auto"/>
      <style:paragraph-properties css3t:text-justify="auto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4">0000/00/00</text:date>, <text:time style:data-style-name="N2" text:time-value="14:50:19.822612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7:11:39</meta:creation-date>
    <meta:editing-duration>PT9H27M15S</meta:editing-duration>
    <meta:editing-cycles>158</meta:editing-cycles>
    <meta:generator>LibreOffice/5.1.6.2$Linux_X86_64 LibreOffice_project/10m0$Build-2</meta:generator>
    <dc:date>2019-08-04T15:26:27.411585080</dc:date>
    <meta:document-statistic meta:table-count="3" meta:cell-count="208" meta:object-count="0"/>
    <meta:template xlink:type="simple" xlink:actuate="onRequest" xlink:title="default" xlink:href="../.config/libreoffice/4/user/template/default.ods" meta:date="2013-10-09T17:11:37"/>
  </office:meta>
</office:document-meta>
</file>